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1CC5B4335A1319C.png" manifest:media-type="image/png"/>
  <manifest:file-entry manifest:full-path="Pictures/10000000000000080000000808DEE33530804E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5.75cm" fo:wrap-option="wrap"/>
    </style:style>
    <style:style style:name="gr2" style:family="graphic" style:parent-style-name="standard">
      <style:graphic-properties svg:stroke-width="0.1cm" svg:stroke-color="#333333" draw:marker-start-width="0.35cm" draw:marker-end-width="0.35cm" draw:fill="solid" draw:fill-color="#b2b2b2" draw:textarea-horizontal-align="justify" draw:textarea-vertical-align="middle" draw:auto-grow-height="false" fo:min-height="3.432cm" fo:min-width="6.432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33333" draw:marker-start-width="0.35cm" draw:marker-end-width="0.35cm" draw:fill="solid" draw:fill-color="#ffffff" draw:textarea-horizontal-align="justify" draw:textarea-vertical-align="middle" draw:auto-grow-height="false" fo:min-height="0.654cm" fo:min-width="5.154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33333" draw:marker-start-width="0.35cm" draw:marker-end-width="0.35cm" draw:fill="none" draw:fill-color="#ffffff" draw:textarea-horizontal-align="justify" draw:textarea-vertical-align="middle" draw:auto-grow-height="false" fo:min-height="0.554cm" fo:min-width="5.05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33333" draw:marker-start-width="0.35cm" draw:marker-end-width="0.35cm" draw:fill="solid" draw:fill-color="#b2b2b2" draw:textarea-horizontal-align="justify" draw:textarea-vertical-align="middle" draw:auto-grow-height="false" fo:min-height="2.724cm" fo:min-width="4.9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33333" draw:marker-start-width="0.35cm" draw:marker-end-width="0.35cm" draw:fill="solid" draw:fill-color="#ffffff" draw:textarea-horizontal-align="justify" draw:textarea-vertical-align="middle" draw:auto-grow-height="false" fo:min-height="1.828cm" fo:min-width="0.07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333333" draw:marker-start-width="0.35cm" draw:marker-end-width="0.35cm" draw:fill="none" draw:fill-color="#ffffff" draw:textarea-horizontal-align="justify" draw:textarea-vertical-align="middle" draw:auto-grow-height="false" fo:min-height="1.828cm" fo:min-width="0.079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333333" draw:marker-start-width="0.35cm" draw:marker-end-width="0.35cm" draw:fill="bitmap" draw:fill-color="#808080" draw:fill-image-name="Bitmap_20_1" style:repeat="repeat" draw:textarea-horizontal-align="justify" draw:textarea-vertical-align="middle" draw:auto-grow-height="false" fo:min-height="1.064cm" fo:min-width="0.814cm" fo:padding-top="0.175cm" fo:padding-bottom="0.175cm" fo:padding-left="0.3cm" fo:padding-right="0.3cm" fo:wrap-option="wrap"/>
    </style:style>
    <style:style style:name="gr11" style:family="graphic" style:parent-style-name="standard">
      <style:graphic-properties svg:stroke-width="0.1cm" svg:stroke-color="#333333" draw:marker-start-width="0.35cm" draw:marker-end-width="0.35cm" draw:fill="solid" draw:fill-color="#808080" draw:textarea-horizontal-align="justify" draw:textarea-vertical-align="middle" draw:auto-grow-height="false" fo:min-height="0cm" fo:min-width="0.001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333333" draw:marker-start-width="0.35cm" draw:marker-end-width="0.35cm" draw:fill="solid" draw:fill-color="#80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333333" draw:marker-start-width="0.35cm" draw:marker-end-width="0.35cm" draw:fill="solid" draw:fill-color="#808080" draw:textarea-horizontal-align="justify" draw:textarea-vertical-align="middle" draw:auto-grow-height="false" fo:min-height="0cm" fo:min-width="0.40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333333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bitmap" draw:fill-color="#808080" draw:fill-image-name="Bitmap_20_1" style:repeat="repeat"/>
      <style:paragraph-properties fo:text-align="center"/>
    </style:style>
    <style:style style:name="P7" style:family="paragraph">
      <loext:graphic-properties draw:fill="solid"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5cm" svg:height="6.5cm" svg:x="3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4cm" svg:x="3.25cm" svg:y="6.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013.69657585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cm" svg:y1="6.25cm" svg:x2="10cm" svg:y2="3.75cm">
          <text:p/>
        </draw:line>
        <draw:custom-shape draw:style-name="gr4" draw:text-style-name="P4" draw:layer="layout" svg:width="5.75cm" svg:height="1cm" svg:x="4cm" svg:y="6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6cm" svg:y1="6.9cm" svg:x2="6cm" svg:y2="7.85cm">
          <text:p/>
        </draw:line>
        <draw:custom-shape draw:style-name="gr6" draw:text-style-name="P5" draw:layer="layout" svg:width="5.75cm" svg:height="1cm" svg:x="4.001cm" svg:y="6.8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75cm" svg:height="3.25cm" svg:x="3cm" svg:y="16.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013.69657585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75cm" svg:y1="16.25cm" svg:x2="8.25cm" svg:y2="14.5cm">
          <text:p/>
        </draw:line>
        <draw:custom-shape draw:style-name="gr8" draw:text-style-name="P4" draw:layer="layout" svg:width="0.75cm" svg:height="2.25cm" svg:x="7.25cm" svg:y="16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7.25cm" svg:y1="17.5cm" svg:x2="8cm" svg:y2="17.5cm">
          <text:p/>
        </draw:line>
        <draw:custom-shape draw:style-name="gr9" draw:text-style-name="P5" draw:layer="layout" svg:width="0.751cm" svg:height="2.25cm" svg:x="7.249cm" svg:y="16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cm" svg:height="2cm" svg:x="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5cm" svg:height="0.25cm" svg:x="7.75cm" svg:y="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7" draw:layer="layout" svg:width="0.5cm" svg:height="0.25cm" svg:x="7cm" svg:y="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7" draw:layer="layout" svg:width="1cm" svg:height="0.5cm" draw:transform="rotate (-1.5707963267949) translate (9.25cm 16.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1cm" svg:height="0.1cm" svg:x="8.25cm" svg:y="14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0080000000808DEE33530804EEE.png" xlink:type="simple" xlink:show="embed" xlink:actuate="onLoad"/>
    <draw:fill-image draw:name="Dotted_20_Grid" draw:display-name="Dotted Grid" xlink:href="Pictures/10000000000000080000000891CC5B4335A1319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1T09:27:53.383897506</meta:creation-date>
    <dc:date>2024-09-21T09:48:43.517392774</dc:date>
    <meta:editing-duration>PT29S</meta:editing-duration>
    <meta:editing-cycles>1</meta:editing-cycles>
    <meta:document-statistic meta:object-count="16"/>
    <meta:generator>LibreOffice/7.3.7.2$Linux_X86_64 LibreOffice_project/30$Build-2</meta:generator>
  </office:meta>
</office:document-meta>
</file>